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258cm" table:align="left"/>
    </style:style>
    <style:style style:name="Таблица1.A" style:family="table-column">
      <style:table-column-properties style:column-width="8.153cm"/>
    </style:style>
    <style:style style:name="Таблица1.B" style:family="table-column">
      <style:table-column-properties style:column-width="6.678cm"/>
    </style:style>
    <style:style style:name="Таблица1.C" style:family="table-column">
      <style:table-column-properties style:column-width="5.427cm"/>
    </style:style>
    <style:style style:name="Таблица1.1" style:family="table-row">
      <style:table-row-properties fo:background-color="#ffffff">
        <style:background-image/>
      </style:table-row-properties>
    </style:style>
    <style:style style:name="Таблица1.A1" style:family="table-cell">
      <style:table-cell-properties style:vertical-align="middle" fo:padding="0.049cm" fo:border="none"/>
    </style:style>
    <style:style style:name="Таблица1.3" style:family="table-row">
      <style:table-row-properties fo:background-color="#f6f8fa">
        <style:background-image/>
      </style:table-row-properties>
    </style:style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24292e" fo:letter-spacing="normal"/>
    </style:style>
    <style:style style:name="P5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top="0.423cm" fo:margin-bottom="0.423cm" fo:orphans="2" fo:widows="2"/>
    </style:style>
    <style:style style:name="P8" style:family="paragraph" style:parent-style-name="Heading_20_3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9" style:family="paragraph" style:parent-style-name="Heading_20_4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10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11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P12" style:family="paragraph" style:parent-style-name="Table_20_Contents">
      <style:paragraph-properties fo:padding-left="0.344cm" fo:padding-right="0.344cm" fo:padding-top="0.159cm" fo:padding-bottom="0.159cm" fo:border="0.002cm solid #dfe2e5"/>
    </style:style>
    <style:style style:name="P13" style:family="paragraph" style:parent-style-name="Table_20_Heading">
      <style:paragraph-properties fo:padding-left="0.344cm" fo:padding-right="0.344cm" fo:padding-top="0.159cm" fo:padding-bottom="0.159cm" fo:border="0.002cm solid #dfe2e5"/>
      <style:text-properties fo:font-weight="bold"/>
    </style:style>
    <style:style style:name="P14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15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7" style:family="text">
      <style:text-properties fo:font-weight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language="ru" fo:country="RU" style:font-size-asian="18pt" style:font-size-complex="18pt"/>
    </style:style>
    <style:style style:name="T10" style:family="text">
      <style:text-properties fo:language="ru" fo:country="RU"/>
    </style:style>
    <style:style style:name="T11" style:family="text">
      <style:text-properties fo:font-size="20pt" fo:language="ru" fo:country="RU" style:font-size-asian="20pt" style:font-size-complex="20pt"/>
    </style:style>
    <style:style style:name="T12" style:family="text">
      <style:text-properties fo:font-size="16pt" fo:language="ru" fo:country="RU" style:font-size-asian="16pt" style:font-size-complex="16pt"/>
    </style:style>
    <style:style style:name="T13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4" style:family="text">
      <style:text-properties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7"><text:s text:c="65"/></text:span><text:span text:style-name="T14">Тюпов Артем ИУ7</text:span></text:h>
      <text:h text:style-name="P14" text:outline-level="1"><text:span text:style-name="T14"><text:s text:c="89"/></text:span><text:span text:style-name="T16">Типы и структуры данных</text:span></text:h>
      <text:h text:style-name="P14" text:outline-level="1">Отчет по лабораторной работе №1</text:h>
      <text:h text:style-name="P15" text:outline-level="2"><text:bookmark text:name="user-content-Условия-задачи"/>Условия задачи</text:h>
      <text:p text:style-name="P1">Составить программу деления двух чисел, где порядок имеет до 5 знаков: от –99999 до +99999, а мантисса – до 30 знаков. Программа должна осуществлять ввод чисел и выдавать либо верный результат в указанном формате (при корректных данных), либо сообщение о невозможности произвести счет.</text:p>
      <text:h text:style-name="P15" text:outline-level="2"><text:bookmark text:name="user-content-ТЗ"/>ТЗ</text:h>
      <text:h text:style-name="P8" text:outline-level="3"><text:bookmark text:name="user-content-Исходные-данные-и-результаты"/>Исходные данные и результаты</text:h>
      <text:p text:style-name="P1">Смоделировать операцию деления действительного числа на действительное число в форме +-m.nE+-K, где суммарная длина мантиссы (m+n) – до 30 значащих цифр, а величина порядка K – до 5 цифр. Результат выдать в форме +-0.m1, где m1 – до 30 значащих цифр, а K1 – до 5 цифр.</text:p>
      <text:h text:style-name="P9" text:outline-level="4"><text:bookmark text:name="user-content-Входные-данные"/>Входные данные</text:h>
      <text:p text:style-name="P1">Делимое и делитель – действительные числа. Возможны следующие варианты и представления:</text:p>
      <text:list xml:id="list8659099291535943356" text:style-name="L1">
        <text:list-item>
          <text:p text:style-name="P4">„<text:span text:style-name="T1">Е“ и „е“ - допустимые равнозначные.</text:span></text:p>
        </text:list-item>
        <text:list-item>
          <text:p text:style-name="P5">+-m.n</text:p>
        </text:list-item>
        <text:list-item>
          <text:p text:style-name="P5">+-m.n</text:p>
        </text:list-item>
        <text:list-item>
          <text:p text:style-name="P5">+-0.m;</text:p>
        </text:list-item>
        <text:list-item>
          <text:p text:style-name="P5">+-0.m e+-K</text:p>
        </text:list-item>
        <text:list-item>
          <text:p text:style-name="P5">+-.m eE+-K;</text:p>
        </text:list-item>
        <text:list-item>
          <text:p text:style-name="P5">+-m.n E-+K;</text:p>
        </text:list-item>
        <text:list-item>
          <text:p text:style-name="P5">-+me+-K;</text:p>
        </text:list-item>
        <text:list-item>
          <text:p text:style-name="P5"><text:soft-page-break/>+-m e; // степень = 0;</text:p>
        </text:list-item>
      </text:list>
      <text:p text:style-name="P1">Результат работы: на экран выводится вещественное число, являющееся результатом деления двух введенных, в экспоненциальной форме +-0.m1 Е +-K1, где число m1 определено до 30 значащих цифр, число K1 – до 5 цифр. При невозможности произвести вычисления или неправильном формате входных данных выдается сообщение об ошибке и работа программы прекращается.</text:p>
      <text:h text:style-name="P8" text:outline-level="3"><text:bookmark text:name="user-content-Описание-задачи-реализуемой-программой"/>Описание задачи, реализуемой программой</text:h>
      <text:p text:style-name="P1">Осуществляется деление двух вещественных десятичных чисел по аналогии с помощью последовательных операций вычитания.</text:p>
      <text:h text:style-name="P8" text:outline-level="3"><text:bookmark text:name="user-content-Способ-обращения-к-программе"/>Способ обращения к программе</text:h>
      <text:p text:style-name="P1">Запуск исполняемого файла, ввод исходных данных с клавиатуры в окно консоли.</text:p>
      <text:h text:style-name="P9" text:outline-level="4"><text:bookmark text:name="user-content-Аварийные-ситуации"/>Аварийные ситуации</text:h>
      <text:list xml:id="list5535130846533735817" text:style-name="L2">
        <text:list-item>
          <text:p text:style-name="P6">Неверный ввод числа – сообщение об ошибке ввода;</text:p>
        </text:list-item>
        <text:list-item>
          <text:p text:style-name="P6">Пустое поле ввода – ничего не произойдет, программа будет ждать ввода пользователя;</text:p>
        </text:list-item>
        <text:list-item>
          <text:p text:style-name="P6">Переполнение порядка – сообщение о переполнении;</text:p>
        </text:list-item>
        <text:list-item>
          <text:p text:style-name="P6">Деление на ноль – сообщение о запрещение деления на ноль.</text:p>
        </text:list-item>
      </text:list>
      <text:h text:style-name="P9" text:outline-level="4"><text:bookmark text:name="user-content-Описание-использованных-структур-данных"/>Описание использованных структур данных</text:h>
      <text:p text:style-name="P1">Для представления чисел используется тип данных массив.</text:p>
      <text:p text:style-name="P10"><text:span text:style-name="Source_20_Text"><text:span text:style-name="T4">char num1[50]; <text:s text:c="7"/>// число 1 в виде строке</text:span></text:span></text:p>
      <text:p text:style-name="P11"><text:span text:style-name="Source_20_Text"><text:span text:style-name="T4">char num2[50]; <text:s text:c="7"/>// число 2 в виде строки</text:span></text:span></text:p>
      <text:p text:style-name="P11"><text:span text:style-name="Source_20_Text"><text:span text:style-name="T4">int num_power1 = 0; <text:s text:c="2"/>// степень числа 1</text:span></text:span></text:p>
      <text:p text:style-name="P11"><text:span text:style-name="Source_20_Text"><text:span text:style-name="T4">int num_power2 = 0; <text:s text:c="2"/>// степень числа 2</text:span></text:span></text:p>
      <text:p text:style-name="P11"><text:span text:style-name="Source_20_Text"><text:span text:style-name="T4">int znak_number1 = 1; // знак числа 1 (1 - "+" 0 - '-')</text:span></text:span></text:p>
      <text:p text:style-name="P11"><text:span text:style-name="Source_20_Text"><text:span text:style-name="T4">int znak_number2 = 1; // знак числа 2 (1 - "+" 0 - '-')</text:span></text:span></text:p>
      <text:p text:style-name="P11"><text:span text:style-name="Source_20_Text"><text:span text:style-name="T4">int lenarr1 = 0; <text:s text:c="5"/>// длина массива 1</text:span></text:span></text:p>
      <text:p text:style-name="P11"><text:span text:style-name="Source_20_Text"><text:span text:style-name="T4">int lenarr2 = 0; <text:s text:c="5"/>// длина массива 2</text:span></text:span></text:p>
      <text:h text:style-name="P15" text:outline-level="2"><text:bookmark text:name="user-content-Описание-алгоритма"/><text:soft-page-break/>Описание алгоритма</text:h>
      <text:p text:style-name="P1">Два вещественных десятичных числа (числитель и знаменатель) считываются со стандартного потока ввода (с клавиатуры). Производятся проверки на правильность формата ввода. Производится проверка на равенство нулю знаменателя. Если какая-либо проверка не проходит, выводится соответствующее сообщение об ошибке и программа завершает свою работу.</text:p>
      <text:p text:style-name="P1">По алгоритму деления в столбик последовательно вычисляются цифры и порядок результирующего числа. Шаг деления происходит следующим образом: оба числа нормализуются, запоминается разность иx порядков, порядки отбрасываются. Если Знаменатель оказывается больше числителя, он смещается вправо на один разряд. Пока числитель больше знаменателя, производится вычитание знаменателя из числителя с инкрементом значения счетчика. Значение счетчика после выполнения цикла – очередная десятичная цифра результирующего числа. Сохраненная разность порядков – смещение относительно предыдущих цифр.</text:p>
      <text:p text:style-name="P2"><text:span text:style-name="T2">После вычисления необходимого количества разрядов результирующего числа оно округляется, производится проверка на переполнение экспоненты. В случае переполнения выводится сообщение об ошибке. Иначе выводится результирующее число в нормализованной экспоненциальной форме.</text:span></text:p>
      <text:p text:style-name="P2"><text:bookmark text:name="user-content-Тесты"/><text:span text:style-name="T7">Тест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table:style-name="Таблица1.A1" office:value-type="string">
              <text:p text:style-name="P13">Делимое</text:p>
            </table:table-cell>
            <table:table-cell table:style-name="Таблица1.A1" office:value-type="string">
              <text:p text:style-name="P13">Делитель</text:p>
            </table:table-cell>
            <table:table-cell table:style-name="Таблица1.A1" office:value-type="string">
              <text:p text:style-name="P13">Результат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12">-123e5</text:p>
          </table:table-cell>
          <table:table-cell table:style-name="Таблица1.A1" office:value-type="string">
            <text:p text:style-name="P12">1</text:p>
          </table:table-cell>
          <table:table-cell table:style-name="Таблица1.A1" office:value-type="string">
            <text:p text:style-name="P12">-0123e+8</text:p>
          </table:table-cell>
        </table:table-row>
        <table:table-row table:style-name="Таблица1.3">
          <table:table-cell table:style-name="Таблица1.A1" office:value-type="string">
            <text:p text:style-name="P12">34.234e+5</text:p>
          </table:table-cell>
          <table:table-cell table:style-name="Таблица1.A1" office:value-type="string">
            <text:p text:style-name="P12">0</text:p>
          </table:table-cell>
          <table:table-cell table:style-name="Таблица1.A1" office:value-type="string">
            <text:p text:style-name="P12">ERROR</text:p>
          </table:table-cell>
        </table:table-row>
        <table:table-row table:style-name="Таблица1.1">
          <table:table-cell table:style-name="Таблица1.A1" office:value-type="string">
            <text:p text:style-name="P12">0</text:p>
          </table:table-cell>
          <table:table-cell table:style-name="Таблица1.A1" office:value-type="string">
            <text:p text:style-name="P12">0</text:p>
          </table:table-cell>
          <table:table-cell table:style-name="Таблица1.A1" office:value-type="string">
            <text:p text:style-name="P12">ERROR</text:p>
          </table:table-cell>
        </table:table-row>
        <table:table-row table:style-name="Таблица1.3">
          <table:table-cell table:style-name="Таблица1.A1" office:value-type="string">
            <text:p text:style-name="P12">2</text:p>
          </table:table-cell>
          <table:table-cell table:style-name="Таблица1.A1" office:value-type="string">
            <text:p text:style-name="P12">3</text:p>
          </table:table-cell>
          <table:table-cell table:style-name="Таблица1.A1" office:value-type="string">
            <text:p text:style-name="P12">0.666666666666666666667e0</text:p>
          </table:table-cell>
        </table:table-row>
        <table:table-row table:style-name="Таблица1.1">
          <table:table-cell table:style-name="Таблица1.A1" office:value-type="string">
            <text:p text:style-name="P12">12334567890123456789012345678901e+124</text:p>
          </table:table-cell>
          <table:table-cell table:style-name="Таблица1.A1" office:value-type="string">
            <text:p text:style-name="P12">456456</text:p>
          </table:table-cell>
          <table:table-cell table:style-name="Таблица1.A1" office:value-type="string">
            <text:p text:style-name="P12">ERROR</text:p>
          </table:table-cell>
        </table:table-row>
        <table:table-row table:style-name="Таблица1.3">
          <table:table-cell table:style-name="Таблица1.A1" office:value-type="string">
            <text:p text:style-name="P12">3457.345e+23487487</text:p>
          </table:table-cell>
          <table:table-cell table:style-name="Таблица1.A1" office:value-type="string">
            <text:p text:style-name="P12">456</text:p>
          </table:table-cell>
          <table:table-cell table:style-name="Таблица1.A1" office:value-type="string">
            <text:p text:style-name="P12">ERROR</text:p>
          </table:table-cell>
        </table:table-row>
        <table:table-row table:style-name="Таблица1.1">
          <table:table-cell table:style-name="Таблица1.A1" office:value-type="string">
            <text:p text:style-name="P12">1233456.7890123456789012345678901e+124</text:p>
          </table:table-cell>
          <table:table-cell table:style-name="Таблица1.A1" office:value-type="string">
            <text:p text:style-name="P12">56</text:p>
          </table:table-cell>
          <table:table-cell table:style-name="Таблица1.A1" office:value-type="string">
            <text:p text:style-name="P12">ERROR</text:p>
          </table:table-cell>
        </table:table-row>
        <table:table-row table:style-name="Таблица1.3">
          <table:table-cell table:style-name="Таблица1.A1" office:value-type="string">
            <text:p text:style-name="P12">999999999999999999999999999999</text:p>
          </table:table-cell>
          <table:table-cell table:style-name="Таблица1.A1" office:value-type="string">
            <text:p text:style-name="P12">999999999999999999999999999999</text:p>
          </table:table-cell>
          <table:table-cell table:style-name="Таблица1.A1" office:value-type="string">
            <text:p text:style-name="P12">0.1e1</text:p>
          </table:table-cell>
        </table:table-row>
        <table:table-row table:style-name="Таблица1.1">
          <table:table-cell table:style-name="Таблица1.A1" office:value-type="string">
            <text:p text:style-name="P12">-999999999999999999999999999999</text:p>
          </table:table-cell>
          <table:table-cell table:style-name="Таблица1.A1" office:value-type="string">
            <text:p text:style-name="P12">-999999999999999999999999999999</text:p>
          </table:table-cell>
          <table:table-cell table:style-name="Таблица1.A1" office:value-type="string">
            <text:p text:style-name="P12">0.1e1</text:p>
          </table:table-cell>
        </table:table-row>
        <table:table-row table:style-name="Таблица1.3">
          <table:table-cell table:style-name="Таблица1.A1" office:value-type="string">
            <text:p text:style-name="P12">-999999999999999999999999999999</text:p>
          </table:table-cell>
          <table:table-cell table:style-name="Таблица1.A1" office:value-type="string">
            <text:p text:style-name="P12">999999999999999999999999999999</text:p>
          </table:table-cell>
          <table:table-cell table:style-name="Таблица1.A1" office:value-type="string">
            <text:p text:style-name="P12">-0.1e1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2">999999999999999999999999999999</text:p>
          </table:table-cell>
          <table:table-cell table:style-name="Таблица1.A1" office:value-type="string">
            <text:p text:style-name="P12">-999999999999999999999999999999</text:p>
          </table:table-cell>
          <table:table-cell table:style-name="Таблица1.A1" office:value-type="string">
            <text:p text:style-name="P12">-0.1e1</text:p>
          </table:table-cell>
        </table:table-row>
        <table:table-row table:style-name="Таблица1.3">
          <table:table-cell table:style-name="Таблица1.A1" office:value-type="string">
            <text:p text:style-name="P12">345e+99999</text:p>
          </table:table-cell>
          <table:table-cell table:style-name="Таблица1.A1" office:value-type="string">
            <text:p text:style-name="P12">345e+99999</text:p>
          </table:table-cell>
          <table:table-cell table:style-name="Таблица1.A1" office:value-type="string">
            <text:p text:style-name="P12">0.1e1</text:p>
          </table:table-cell>
        </table:table-row>
        <table:table-row table:style-name="Таблица1.1">
          <table:table-cell table:style-name="Таблица1.A1" office:value-type="string">
            <text:p text:style-name="P12">345e+99999</text:p>
          </table:table-cell>
          <table:table-cell table:style-name="Таблица1.A1" office:value-type="string">
            <text:p text:style-name="P12">-345e+99999</text:p>
          </table:table-cell>
          <table:table-cell table:style-name="Таблица1.A1" office:value-type="string">
            <text:p text:style-name="P12">-0.1e1</text:p>
          </table:table-cell>
        </table:table-row>
        <table:table-row table:style-name="Таблица1.3">
          <table:table-cell table:style-name="Таблица1.A1" office:value-type="string">
            <text:p text:style-name="P12">123.4e+99999</text:p>
          </table:table-cell>
          <table:table-cell table:style-name="Таблица1.A1" office:value-type="string">
            <text:p text:style-name="P12">1234</text:p>
          </table:table-cell>
          <table:table-cell table:style-name="Таблица1.A1" office:value-type="string">
            <text:p text:style-name="P12">0.1e99999</text:p>
          </table:table-cell>
        </table:table-row>
        <table:table-row table:style-name="Таблица1.1">
          <table:table-cell table:style-name="Таблица1.A1" office:value-type="string">
            <text:p text:style-name="P12">123sdf</text:p>
          </table:table-cell>
          <table:table-cell table:style-name="Таблица1.A1" office:value-type="string">
            <text:p text:style-name="P12">----</text:p>
          </table:table-cell>
          <table:table-cell table:style-name="Таблица1.A1" office:value-type="string">
            <text:p text:style-name="P12">ERROR</text:p>
          </table:table-cell>
        </table:table-row>
        <table:table-row table:style-name="Таблица1.3">
          <table:table-cell table:style-name="Таблица1.A1" office:value-type="string">
            <text:p text:style-name="P12">456</text:p>
          </table:table-cell>
          <table:table-cell table:style-name="Таблица1.A1" office:value-type="string">
            <text:p text:style-name="P12">123sfg</text:p>
          </table:table-cell>
          <table:table-cell table:style-name="Таблица1.A1" office:value-type="string">
            <text:p text:style-name="P12">ERROR</text:p>
          </table:table-cell>
        </table:table-row>
        <table:table-row table:style-name="Таблица1.1">
          <table:table-cell table:style-name="Таблица1.A1" office:value-type="string">
            <text:p text:style-name="P12">123.4</text:p>
          </table:table-cell>
          <table:table-cell table:style-name="Таблица1.A1" office:value-type="string">
            <text:p text:style-name="P12">1234e-99999</text:p>
          </table:table-cell>
          <table:table-cell table:style-name="Таблица1.A1" office:value-type="string">
            <text:p text:style-name="P12">0.1e99999</text:p>
          </table:table-cell>
        </table:table-row>
      </table:table>
      <text:h text:style-name="P15" text:outline-level="2"><text:bookmark text:name="user-content-Контрольные-вопросы"/>Контрольные вопросы</text:h>
      <text:list xml:id="list4446845277670450599" text:style-name="L3">
        <text:list-item>
          <text:p text:style-name="P7"><text:span text:style-name="Strong_20_Emphasis"><text:span text:style-name="T5">Каков возможный диапазон чисел, представляемых в ПК? </text:span></text:span><text:span text:style-name="T6">Диапазон чисел напрямую зависит от области памяти, выделяемый под хранение переменной, наличия знака, а также типа представления числа (вещественное или целое). К примеру, если целая беззнаковая переменная типа integer занимает 4 байта (16 бит), то диапазон её значений: 0..2^16-1 - 0..65535. Если же она может принимать также и положительные значения, то диапазон: -2^15..2^15-1</text:span></text:p>
        </text:list-item>
        <text:list-item>
          <text:p text:style-name="P3"><text:span text:style-name="Strong_20_Emphasis"><text:span text:style-name="T5">Какова возможная точность представления чисел? </text:span></text:span><text:span text:style-name="T6">Вещественные числа хранятся в представлении с плавающей точкой в виде </text:span><text:span text:style-name="Source_20_Text"><text:span text:style-name="T3">X = M * E^p</text:span></text:span><text:span text:style-name="T6">, где М – мантисса, представленная правильной дробью (в интервале [0.1..1) ). Точность представленяи вещественного числа зависит от максимально возможной длины мантиссы, которая, опять-таки, зависит от области выделяемой памяти и наличия знака. Если длина мантиссы выходит за границы разрядной сетки, то происходит округление.</text:span></text:p>
        </text:list-item>
        <text:list-item>
          <text:p text:style-name="P7"><text:span text:style-name="Strong_20_Emphasis"><text:span text:style-name="T5">Какие стандартные операции возможны над числами? </text:span></text:span><text:span text:style-name="T6">Стандартные операции над числами – сложение, вычитание, умножение, деление.</text:span></text:p>
        </text:list-item>
        <text:list-item>
          <text:p text:style-name="P7"><text:span text:style-name="Strong_20_Emphasis"><text:span text:style-name="T5">Какой тип данных может выбрать программист, если обрабатываемые числа превышают возможный диапазон представления чисел в ПК? </text:span></text:span><text:span text:style-name="T6">Для представления чисел, превышающих возможный диапазон, может быть использован массив из цифр (например, переменных занимающих 1 байт) – простейший случай представления целого беззнакового числа. В общем случае можно использовать, например, структуру, содержащую массив цифр мантиссы, массив цифр порядка, и два Boolean флага для хранения знаков мантиссы и порядка.</text:span></text:p>
        </text:list-item>
        <text:list-item>
          <text:p text:style-name="P7"><text:span text:style-name="Strong_20_Emphasis"><text:span text:style-name="T5">Как можно осуществить операции над числами, выходящими за рамки машинного представления? </text:span></text:span><text:span text:style-name="T6">Операции над большими числами можно выполнять путём последователного </text:span><text:soft-page-break/><text:span text:style-name="T6">выполнения операций над всеми цифрами, составляющими число, начиная с «хвоста» массива цифр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6.002cm" fo:text-indent="-0.762cm" fo:margin-left="16.0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6.256cm" fo:text-indent="-1.016cm" fo:margin-left="16.25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6.51cm" fo:text-indent="-1.27cm" fo:margin-left="16.5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6.764cm" fo:text-indent="-1.524cm" fo:margin-left="16.76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018cm" fo:text-indent="-1.778cm" fo:margin-left="17.01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7.272cm" fo:text-indent="-2.032cm" fo:margin-left="17.27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7.526cm" fo:text-indent="-2.286cm" fo:margin-left="17.52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7.78cm" fo:text-indent="-2.54cm" fo:margin-left="17.7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8.034cm" fo:text-indent="-2.794cm" fo:margin-left="18.03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8.288cm" fo:text-indent="-3.048cm" fo:margin-left="18.28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8T16:28:38.45</meta:creation-date>
    <meta:document-statistic meta:table-count="1" meta:image-count="0" meta:object-count="0" meta:page-count="5" meta:paragraph-count="104" meta:word-count="799" meta:character-count="5972"/>
    <dc:date>2017-09-18T16:33:48.89</dc:date>
    <meta:editing-duration>PT5M10S</meta:editing-duration>
    <meta:editing-cycles>1</meta:editing-cycles>
    <meta:generator>OpenOffice/4.1.3$Win32 OpenOffice.org_project/413m1$Build-9783</meta:generator>
  </office:meta>
</office:document-meta>
</file>